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Grande" svg:font-family="'Lucida Grande', Verdana, Arial, sans-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Heading_20_2" style:list-style-name="WWNum2">
      <style:paragraph-properties fo:margin-top="0.1665in" fo:margin-bottom="0.0835in" fo:text-align="center" style:justify-single-word="false"/>
      <style:text-properties fo:font-style="normal" style:font-style-asian="normal" style:font-style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variant="normal" fo:text-transform="none" fo:color="#0a0a0a" style:text-line-through-style="none" style:font-name="Lucida Grande" fo:font-size="10.5pt" fo:letter-spacing="normal" fo:font-style="normal" style:text-underline-style="none" fo:font-weight="normal" style:text-blinking="false" fo:background-color="#ffffff" style:font-size-asian="10.5pt" style:font-style-asian="normal" style:font-weight-asian="normal"/>
    </style:style>
    <style:style style:name="T4" style:family="text">
      <style:text-properties fo:font-variant="normal" fo:text-transform="none" fo:color="#0a0a0a" style:text-line-through-style="none" style:font-name="Times New Roman" fo:font-size="11pt" fo:letter-spacing="normal" fo:font-style="normal" style:text-underline-style="none" fo:font-weight="normal" style:text-blinking="false" fo:background-color="#ffffff" style:font-size-asian="11pt" style:font-style-asian="normal" style:font-weight-asian="normal" style:font-size-complex="11pt"/>
    </style:style>
    <style:style style:name="T5" style:family="text">
      <style:text-properties fo:font-variant="normal" fo:text-transform="none" fo:color="#0a0a0a" style:text-line-through-style="none" style:font-name="Times New Roman" fo:font-size="11pt" fo:letter-spacing="normal" fo:font-style="normal" style:text-underline-style="none" style:text-blinking="false" fo:background-color="#ffffff" style:font-size-asian="11pt" style:font-style-asian="normal" style:font-size-complex="11pt"/>
    </style:style>
    <style:style style:name="T6" style:family="text">
      <style:text-properties fo:font-variant="normal" fo:text-transform="none" fo:color="#0a0a0a" style:text-line-through-style="none" style:font-name="Times New Roman" fo:font-size="11pt" fo:letter-spacing="normal" fo:font-style="normal" style:text-underline-style="none" fo:font-weight="bold" style:text-blinking="false" fo:background-color="#ffffff" style:font-size-asian="11pt" style:font-style-asian="normal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08009485" text:style-name="WWNum2">
        <text:list-item>
          <text:list>
            <text:list-item>
              <text:h text:style-name="P2" text:outline-level="2">Assignment 1</text:h>
            </text:list-item>
          </text:list>
        </text:list-item>
      </text:list>
      <text:p text:style-name="Standard"/>
      <text:p text:style-name="P1">Name: <text:s text:c="4"/>Shashank Karkare</text:p>
      <text:p text:style-name="P1">ASU ID: 1205168441</text:p>
      <text:p text:style-name="Standard"/>
      <text:p text:style-name="Standard"/>
      <text:p text:style-name="Standard"><text:span text:style-name="T2">Answer 1:</text:span><text:span text:style-name="T1"> The memory address of the variable jiffies in my custom build kernel is 0xc06a0d20.</text:span></text:p>
      <text:p text:style-name="P1"><text:tab/> <text:s text:c="4"/>We can find the address of the variable of function by directly printing them using %p format because <text:tab/> <text:s text:c="5"/>until our module is loaded the address is just local address.</text:p>
      <text:p text:style-name="P1"><text:tab/> <text:s text:c="4"/>The address is the virtual memory address.</text:p>
      <text:p text:style-name="P1"><text:tab/> <text:s text:c="4"/>When the kernel is build the compiler permanently gives these addresses and to see them we can view <text:tab/> <text:s text:c="5"/>them in System.map file generated for the kernel we build.</text:p>
      <text:p text:style-name="P1"><text:tab/> <text:s text:c="5"/>jiffies is the lower 32 bit of the jiffies_64 variable.</text:p>
      <text:p text:style-name="Standard"/>
      <text:p text:style-name="Standard"/>
      <text:p text:style-name="Standard"><text:span text:style-name="T2">Answer 2:</text:span><text:span text:style-name="T1"> When we configure the kernel ,we select the OMAP machine . So it sets the config variable for <text:tab/><text:tab/> <text:s text:c="4"/>CONFIG_DM_TIMER to true thus stating the makefile to compile the dmtime.c file. The compiler <text:tab/> <text:s text:c="2"/><text:tab/> <text:s text:c="4"/>compiles the dmtimer.c and generate dmtimer.o file. Then in kernel build process since the <text:tab/> <text:tab/> <text:s text:c="4"/><text:tab/> <text:s text:c="4"/>CONFIG_ARCH_OMAP_PLUS was set to true. The compiler then links all the object file <text:tab/> <text:s/><text:tab/> <text:s text:c="4"/><text:tab/> <text:s text:c="4"/>together to generate built-in.o in arch/arm/plat-omap folder. Then all such build-in.o files are linked <text:tab/> <text:s text:c="2"/><text:tab/> <text:s text:c="4"/>together in vmlinux file.</text:span></text:p>
      <text:p text:style-name="Standard"><text:tab/> <text:s text:c="4"/>Entry point of the omap_dm_timer_request function in the kernel is in the <text:tab/><text:tab/> <text:tab/> <text:s/><text:tab/> <text:s text:c="5"/><text:a xlink:type="simple" xlink:href="http://lxr.free-electrons.com/source/drivers/media/rc/ir-rx51.c?a=arm#L188"><text:span text:style-name="Internet_20_link"><text:span text:style-name="T3">drivers/media/rc/ir-rx51</text:span></text:span></text:a></text:p>
      <text:p text:style-name="Standard"><text:span text:style-name="Internet_20_link"><text:span text:style-name="T3"/></text:span></text:p>
      <text:p text:style-name="Standard"><text:span text:style-name="Internet_20_link"><text:span text:style-name="T3"/></text:span></text:p>
      <text:p text:style-name="Standard"><text:span text:style-name="Internet_20_link"><text:span text:style-name="T6">Answer 3: </text:span></text:span></text:p>
      <text:p text:style-name="Standard"><text:span text:style-name="Internet_20_link"><text:span text:style-name="T4"><text:tab/> <text:s text:c="2"/>User Thread: If 1 of the user thread sleeps, whole process sleeps. It is very fast to create , manage and </text:span></text:span></text:p>
      <text:p text:style-name="Standard"><text:span text:style-name="Internet_20_link"><text:span text:style-name="T4"><text:tab/> <text:s text:c="2"/>destroy. Does not use the hardware parallelism. </text:span></text:span></text:p>
      <text:p text:style-name="Standard"><text:span text:style-name="Internet_20_link"><text:span text:style-name="T4"/></text:span></text:p>
      <text:p text:style-name="Standard"><text:span text:style-name="Internet_20_link"><text:span text:style-name="T4"><text:tab/> <text:s text:c="2"/>Kernel Thread: If thread sleeps , other continues to work. Very slow to create , manage and destroy. </text:span></text:span></text:p>
      <text:p text:style-name="Standard"><text:span text:style-name="Internet_20_link"><text:span text:style-name="T4"><text:tab/> <text:s text:c="2"/>Uses hardware parallelism to the fullest extent. </text:span></text:span></text:p>
      <text:p text:style-name="Standard"><text:span text:style-name="Internet_20_link"><text:span text:style-name="T4"/></text:span></text:p>
      <text:p text:style-name="Standard"><text:span text:style-name="Internet_20_link"><text:span text:style-name="T4"><text:tab/> <text:s text:c="2"/>User Process: It can spawn many user space thread under it. </text:span></text:span></text:p>
      <text:p text:style-name="Standard"><text:span text:style-name="Internet_20_link"><text:span text:style-name="T4"><text:line-break/> <text:s text:c="10"/>Divide by zero operation : </text:span></text:span></text:p>
      <text:p text:style-name="Standard"><text:span text:style-name="Internet_20_link"><text:span text:style-name="T4"><text:tab/> <text:s/>a)In user space process , the process is stopped with displaying the floating point exception as message. </text:span></text:span></text:p>
      <text:p text:style-name="Standard"><text:span text:style-name="Internet_20_link"><text:span text:style-name="T4"><text:tab/> <text:s/>b)In kernel thread, the kernel panics and stops . </text:span></text:span></text:p>
      <text:p text:style-name="Standard"><text:span text:style-name="Internet_20_link"><text:span text:style-name="T4"><text:tab/> <text:s/>c)Within a system call. Same thing happened , kernel panics and stops. </text:span></text:span></text:p>
      <text:p text:style-name="Standard"><text:span text:style-name="Internet_20_link"><text:span text:style-name="T4"><text:tab/> <text:s/>d)Within a Interrupt service routine, the system should hang coz the divide by zero is illegal instruction </text:span></text:span></text:p>
      <text:p text:style-name="Standard"><text:span text:style-name="Internet_20_link"><text:span text:style-name="T4"><text:tab/> <text:s text:c="5"/>for cpu and thus the interrupt service routine will not finish and cpu will not switch back to user <text:tab/> <text:s/><text:tab/> <text:s text:c="5"/>mode and hence the system will stop working(i.e. Hangs) 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ucida Grande" svg:font-family="'Lucida Grande', Verdana, Arial, sans-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0.4925in"/>
        </style:tab-stops>
      </style:paragraph-properties>
      <style:text-properties fo:color="#00000a" style:font-name="Times New Roman" fo:font-size="12pt" fo:language="en" fo:country="US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5T15:35:36</meta:creation-date>
    <meta:initial-creator>shashank </meta:initial-creator>
    <meta:editing-cycles>2</meta:editing-cycles>
    <meta:editing-duration>P0D</meta:editing-duration>
    <meta:generator>LibreOffice/3.5$Linux_x86 LibreOffice_project/350m1$Build-2</meta:generator>
    <dc:date>2013-09-19T10:51:57</dc:date>
    <dc:creator>shashank </dc:creator>
    <meta:document-statistic meta:table-count="0" meta:image-count="0" meta:object-count="0" meta:page-count="1" meta:paragraph-count="22" meta:word-count="345" meta:character-count="2232" meta:non-whitespace-character-count="1719"/>
  </office:meta>
</office:document-meta>
</file>